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6c844" officeooo:paragraph-rsid="0016c844"/>
    </style:style>
    <style:style style:name="T1" style:family="text">
      <style:text-properties officeooo:rsid="0016c84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ource_20_Text">🏰 </text:span><text:span text:style-name="Strong_20_Emphasis"><text:span text:style-name="Source_20_Text">Site</text:span></text:span></text:h>
      <text:list text:style-name="L1">
        <text:list-item>
          <text:p text:style-name="P1"><text:span text:style-name="Source_20_Text">is_claimable</text:span> – Whether the site can change ownership</text:p>
        </text:list-item>
        <text:list-item>
          <text:p text:style-name="P1"><text:span text:style-name="Source_20_Text">is_</text:span><text:span text:style-name="Source_20_Text"><text:span text:style-name="T1">hub</text:span></text:span> – If true, scans and connects to nearby sub-sites <text:span text:style-name="T1">and connects to it’s parent settlement.</text:span></text:p>
        </text:list-item>
        <text:list-item>
          <text:p text:style-name="P2">parent_site – If the site is a sub-site, the site’s parent site will be in this variable. Parent site is either a hub or a settlement. Settlement can be a parent only to hubs.</text:p>
        </text:list-item>
        <text:list-item>
          <text:p text:style-name="P1"><text:span text:style-name="Source_20_Text">line_of_sight</text:span> – Radius for map visibility</text:p>
        </text:list-item>
        <text:list-item>
          <text:p text:style-name="P1"><text:span text:style-name="Source_20_Text">defenders</text:span> – Array of <text:span text:style-name="Source_20_Text">Party</text:span>s guarding the site</text:p>
        </text:list-item>
        <text:list-item>
          <text:p text:style-name="P1"><text:span text:style-name="Source_20_Text">loot_table</text:span> – Array of <text:span text:style-name="Source_20_Text">Entity_Resource</text:span>s given as loot</text:p>
        </text:list-item>
        <text:list-item>
          <text:p text:style-name="P1"><text:span text:style-name="Source_20_Text">upkeep</text:span> – Site upkeep cost when claimed</text:p>
        </text:list-item>
      </text:list>
      <text:p text:style-name="Text_20_body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5:47.121906929</meta:creation-date>
    <dc:date>2025-07-25T23:02:33.542022759</dc:date>
    <meta:editing-duration>PT6M17S</meta:editing-duration>
    <meta:editing-cycles>5</meta:editing-cycles>
    <meta:generator>LibreOffice/25.2.4.3$Linux_X86_64 LibreOffice_project/520$Build-3</meta:generator>
    <meta:document-statistic meta:table-count="0" meta:image-count="0" meta:object-count="0" meta:page-count="1" meta:paragraph-count="8" meta:word-count="89" meta:character-count="512" meta:non-whitespace-character-count="431"/>
  </office:meta>
</office:document-meta>
</file>